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3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4" style:family="paragraph" style:parent-style-name="Standard">
      <style:paragraph-properties fo:margin-top="0in" fo:margin-bottom="0.1598in" loext:contextual-spacing="false"/>
      <style:text-properties style:font-name="Lato" fo:background-color="#d4ea6b"/>
    </style:style>
    <style:style style:name="P5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d4ea6b"/>
    </style:style>
    <style:style style:name="P6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d4ea6b"/>
    </style:style>
    <style:style style:name="P7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d4ea6b"/>
    </style:style>
    <style:style style:name="P8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d4ea6b"/>
    </style:style>
    <style:style style:name="P9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d4ea6b"/>
    </style:style>
    <style:style style:name="P10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d4ea6b"/>
    </style:style>
    <style:style style:name="P11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d4ea6b"/>
    </style:style>
    <style:style style:name="P12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d4ea6b"/>
    </style:style>
    <style:style style:name="P13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d4ea6b"/>
    </style:style>
    <style:style style:name="P14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15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16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17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18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19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20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21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22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style:style style:name="P23" style:family="paragraph" style:parent-style-name="Standard">
      <style:paragraph-properties fo:margin-top="0in" fo:margin-bottom="0.1598in" loext:contextual-spacing="false"/>
      <style:text-properties style:font-name="Lato" officeooo:paragraph-rsid="00232d84"/>
    </style:style>
    <style:style style:name="P24" style:family="paragraph" style:parent-style-name="Standard" style:list-style-name="L11">
      <style:paragraph-properties fo:margin-top="0in" fo:margin-bottom="0.1598in" loext:contextual-spacing="false"/>
      <style:text-properties style:font-name="Lato"/>
    </style:style>
    <style:style style:name="P25" style:family="paragraph" style:parent-style-name="Standard" style:list-style-name="L12">
      <style:paragraph-properties fo:margin-top="0in" fo:margin-bottom="0.1598in" loext:contextual-spacing="false"/>
      <style:text-properties style:font-name="Lato"/>
    </style:style>
    <style:style style:name="P26" style:family="paragraph" style:parent-style-name="Standard" style:list-style-name="L13">
      <style:paragraph-properties fo:margin-top="0in" fo:margin-bottom="0.1598in" loext:contextual-spacing="false"/>
      <style:text-properties style:font-name="Lato"/>
    </style:style>
    <style:style style:name="P27" style:family="paragraph" style:parent-style-name="Standard" style:list-style-name="L14">
      <style:paragraph-properties fo:margin-top="0in" fo:margin-bottom="0.1598in" loext:contextual-spacing="false"/>
      <style:text-properties style:font-name="Lato"/>
    </style:style>
    <style:style style:name="P28" style:family="paragraph" style:parent-style-name="Standard" style:list-style-name="L15">
      <style:paragraph-properties fo:margin-top="0in" fo:margin-bottom="0.1598in" loext:contextual-spacing="false"/>
      <style:text-properties style:font-name="Lato"/>
    </style:style>
    <style:style style:name="P29" style:family="paragraph" style:parent-style-name="Standard" style:list-style-name="L16">
      <style:paragraph-properties fo:margin-top="0in" fo:margin-bottom="0.1598in" loext:contextual-spacing="false"/>
      <style:text-properties style:font-name="Lato"/>
    </style:style>
    <style:style style:name="P30" style:family="paragraph" style:parent-style-name="Standard" style:list-style-name="L17">
      <style:paragraph-properties fo:margin-top="0in" fo:margin-bottom="0.1598in" loext:contextual-spacing="false"/>
      <style:text-properties style:font-name="Lato"/>
    </style:style>
    <style:style style:name="P31" style:family="paragraph" style:parent-style-name="Standard" style:list-style-name="L18">
      <style:paragraph-properties fo:margin-top="0in" fo:margin-bottom="0.1598in" loext:contextual-spacing="false"/>
      <style:text-properties style:font-name="Lato"/>
    </style:style>
    <style:style style:name="P32" style:family="paragraph" style:parent-style-name="Standard" style:list-style-name="L19">
      <style:paragraph-properties fo:margin-top="0in" fo:margin-bottom="0.1598in" loext:contextual-spacing="false"/>
      <style:text-properties style:font-name="Lato"/>
    </style:style>
    <style:style style:name="P33" style:family="paragraph" style:parent-style-name="Standard" style:list-style-name="L20">
      <style:paragraph-properties fo:margin-top="0in" fo:margin-bottom="0.1598in" loext:contextual-spacing="false"/>
      <style:text-properties style:font-name="Lato"/>
    </style:style>
    <style:style style:name="P34" style:family="paragraph" style:parent-style-name="Standard" style:list-style-name="L11">
      <style:paragraph-properties fo:margin-top="0in" fo:margin-bottom="0.1598in" loext:contextual-spacing="false"/>
      <style:text-properties style:font-name="Lato" fo:background-color="#e8f2a1"/>
    </style:style>
    <style:style style:name="P35" style:family="paragraph" style:parent-style-name="Standard" style:list-style-name="L13">
      <style:paragraph-properties fo:margin-top="0in" fo:margin-bottom="0.1598in" loext:contextual-spacing="false"/>
      <style:text-properties style:font-name="Lato" fo:background-color="#e8f2a1"/>
    </style:style>
    <style:style style:name="P36" style:family="paragraph" style:parent-style-name="Standard" style:list-style-name="L14">
      <style:paragraph-properties fo:margin-top="0in" fo:margin-bottom="0.1598in" loext:contextual-spacing="false"/>
      <style:text-properties style:font-name="Lato" fo:background-color="#e8f2a1"/>
    </style:style>
    <style:style style:name="P37" style:family="paragraph" style:parent-style-name="Standard" style:list-style-name="L15">
      <style:paragraph-properties fo:margin-top="0in" fo:margin-bottom="0.1598in" loext:contextual-spacing="false"/>
      <style:text-properties style:font-name="Lato" fo:background-color="#e8f2a1"/>
    </style:style>
    <style:style style:name="P38" style:family="paragraph" style:parent-style-name="Standard" style:list-style-name="L16">
      <style:paragraph-properties fo:margin-top="0in" fo:margin-bottom="0.1598in" loext:contextual-spacing="false"/>
      <style:text-properties style:font-name="Lato" fo:background-color="#e8f2a1"/>
    </style:style>
    <style:style style:name="P39" style:family="paragraph" style:parent-style-name="Standard" style:list-style-name="L17">
      <style:paragraph-properties fo:margin-top="0in" fo:margin-bottom="0.1598in" loext:contextual-spacing="false"/>
      <style:text-properties style:font-name="Lato" fo:background-color="#e8f2a1"/>
    </style:style>
    <style:style style:name="P40" style:family="paragraph" style:parent-style-name="Standard" style:list-style-name="L18">
      <style:paragraph-properties fo:margin-top="0in" fo:margin-bottom="0.1598in" loext:contextual-spacing="false"/>
      <style:text-properties style:font-name="Lato" fo:background-color="#e8f2a1"/>
    </style:style>
    <style:style style:name="P41" style:family="paragraph" style:parent-style-name="Standard" style:list-style-name="L19">
      <style:paragraph-properties fo:margin-top="0in" fo:margin-bottom="0.1598in" loext:contextual-spacing="false"/>
      <style:text-properties style:font-name="Lato" fo:background-color="#e8f2a1"/>
    </style:style>
    <style:style style:name="P42" style:family="paragraph" style:parent-style-name="Standard" style:list-style-name="L20">
      <style:paragraph-properties fo:margin-top="0in" fo:margin-bottom="0.1598in" loext:contextual-spacing="false"/>
      <style:text-properties style:font-name="Lato" fo:background-color="#e8f2a1"/>
    </style:style>
    <style:style style:name="P43" style:family="paragraph" style:parent-style-name="Standard" style:list-style-name="L12">
      <style:paragraph-properties fo:margin-top="0in" fo:margin-bottom="0.1598in" loext:contextual-spacing="false"/>
      <style:text-properties style:font-name="Lato" fo:background-color="#e8f2a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The first process that the kernel launches is called the _____ process.</text:p>
      <text:list xml:id="list2211339167" text:style-name="L20">
        <text:list-item>
          <text:p text:style-name="P42">init</text:p>
        </text:list-item>
        <text:list-item>
          <text:p text:style-name="P33">kernel</text:p>
        </text:list-item>
        <text:list-item>
          <text:p text:style-name="P33">startx</text:p>
        </text:list-item>
        <text:list-item>
          <text:p text:style-name="P33">sys</text:p>
        </text:list-item>
      </text:list>
      <text:p text:style-name="P1"/>
      <text:p text:style-name="P1"/>
      <text:p text:style-name="P1">Question 2</text:p>
      <text:p text:style-name="P1">The fourth stage of the boot process is:</text:p>
      <text:list xml:id="list1754288442" text:style-name="L19">
        <text:list-item>
          <text:p text:style-name="P32">The firmware (BIOS/UEFI) stage</text:p>
        </text:list-item>
        <text:list-item>
          <text:p text:style-name="P41">The init phase</text:p>
        </text:list-item>
        <text:list-item>
          <text:p text:style-name="P32">The kernel</text:p>
        </text:list-item>
        <text:list-item>
          <text:p text:style-name="P32">The Bootloader stage</text:p>
        </text:list-item>
      </text:list>
      <text:p text:style-name="P1"/>
      <text:p text:style-name="P1"/>
      <text:p text:style-name="P23">Question 3</text:p>
      <text:p text:style-name="P1">The second stage of the boot process is:</text:p>
      <text:list xml:id="list4235358754" text:style-name="L18">
        <text:list-item>
          <text:p text:style-name="P40">The Bootloader stage</text:p>
        </text:list-item>
        <text:list-item>
          <text:p text:style-name="P31">The kernel phase</text:p>
        </text:list-item>
        <text:list-item>
          <text:p text:style-name="P31">The firmware (BIOS/UEFI) stage</text:p>
        </text:list-item>
        <text:list-item>
          <text:p text:style-name="P31">The init phase</text:p>
        </text:list-item>
      </text:list>
      <text:p text:style-name="P1"/>
      <text:p text:style-name="P1"/>
      <text:p text:style-name="P1">Question 4</text:p>
      <text:p text:style-name="P1">The third stage of the boot process is:</text:p>
      <text:list xml:id="list4210485031" text:style-name="L17">
        <text:list-item>
          <text:p text:style-name="P30">The Bootloader stage</text:p>
        </text:list-item>
        <text:list-item>
          <text:p text:style-name="P30">The init phase</text:p>
        </text:list-item>
        <text:list-item>
          <text:p text:style-name="P30">The firmware (BIOS/UEFI) stage</text:p>
        </text:list-item>
        <text:list-item>
          <text:p text:style-name="P39">The kernel phase</text:p>
        </text:list-item>
      </text:list>
      <text:p text:style-name="P1"><text:soft-page-break/>Question 5</text:p>
      <text:p text:style-name="P1">Which directory is used primarily for storing log messages?</text:p>
      <text:list xml:id="list671379428" text:style-name="L16">
        <text:list-item>
          <text:p text:style-name="P29">/var/logging</text:p>
        </text:list-item>
        <text:list-item>
          <text:p text:style-name="P38">/var/log</text:p>
        </text:list-item>
        <text:list-item>
          <text:p text:style-name="P29">/var/spool</text:p>
        </text:list-item>
        <text:list-item>
          <text:p text:style-name="P29">/var/tmp</text:p>
        </text:list-item>
      </text:list>
      <text:p text:style-name="P1"/>
      <text:p text:style-name="P1"/>
      <text:p text:style-name="P1">Question 6</text:p>
      <text:p text:style-name="P1">Which of the following is not a daemon used for logging?</text:p>
      <text:list xml:id="list2389955835" text:style-name="L15">
        <text:list-item>
          <text:p text:style-name="P28">klogd</text:p>
        </text:list-item>
        <text:list-item>
          <text:p text:style-name="P28">syslogd</text:p>
        </text:list-item>
        <text:list-item>
          <text:p text:style-name="P28">rsyslogd</text:p>
        </text:list-item>
        <text:list-item>
          <text:p text:style-name="P37">logd</text:p>
        </text:list-item>
      </text:list>
      <text:p text:style-name="P1"/>
      <text:p text:style-name="P1"/>
      <text:p text:style-name="P1">Question 7</text:p>
      <text:p text:style-name="P1">Which of the following is not a function of the dmesg command?</text:p>
      <text:list xml:id="list2694462578" text:style-name="L14">
        <text:list-item>
          <text:p text:style-name="P27">View the messages generated by the kernel during boot time</text:p>
        </text:list-item>
        <text:list-item>
          <text:p text:style-name="P27">Alter the level of messages that the kernel prints to the console</text:p>
        </text:list-item>
        <text:list-item>
          <text:p text:style-name="P36">Add a new network interface</text:p>
        </text:list-item>
        <text:list-item>
          <text:p text:style-name="P27">Check how the kernel has dealt with a new device</text:p>
        </text:list-item>
      </text:list>
      <text:p text:style-name="P1"/>
      <text:p text:style-name="P1"/>
      <text:p text:style-name="P1">Question 8</text:p>
      <text:p text:style-name="P1">A primary function of a Linux bootloader is:</text:p>
      <text:list xml:id="list4064044715" text:style-name="L13">
        <text:list-item>
          <text:p text:style-name="P26">To configure memory</text:p>
        </text:list-item>
        <text:list-item>
          <text:p text:style-name="P26">To configure devices</text:p>
        </text:list-item>
        <text:list-item>
          <text:p text:style-name="P35">To load the kernel</text:p>
        </text:list-item>
        <text:list-item>
          <text:p text:style-name="P26">To load the init process</text:p>
        </text:list-item>
      </text:list>
      <text:p text:style-name="P1"><text:soft-page-break/>Question 9</text:p>
      <text:p text:style-name="P1">The firmware bootloader for Sparc systems is called _____.</text:p>
      <text:list xml:id="list81588000" text:style-name="L12">
        <text:list-item>
          <text:p text:style-name="P25">LILO</text:p>
        </text:list-item>
        <text:list-item>
          <text:p text:style-name="P25">BIOS</text:p>
        </text:list-item>
        <text:list-item>
          <text:p text:style-name="P25">BOOT</text:p>
        </text:list-item>
        <text:list-item>
          <text:p text:style-name="P43">SILO</text:p>
        </text:list-item>
      </text:list>
      <text:p text:style-name="P1"/>
      <text:p text:style-name="P1"/>
      <text:p text:style-name="P1">Question 10</text:p>
      <text:p text:style-name="P1">Which of the following are considered replacements for the traditional init process?</text:p>
      <text:p text:style-name="P1">(choose two)</text:p>
      <text:list xml:id="list120458205" text:style-name="L11">
        <text:list-item>
          <text:p text:style-name="P34">Systemd</text:p>
        </text:list-item>
        <text:list-item>
          <text:p text:style-name="P34">Upstart</text:p>
        </text:list-item>
        <text:list-item>
          <text:p text:style-name="P24">Starter</text:p>
        </text:list-item>
        <text:list-item>
          <text:p text:style-name="P24">Sysinit</text:p>
          <text:p text:style-name="P24"/>
        </text:list-item>
      </text:list>
      <text:p text:style-name="P4"/>
      <text:p text:style-name="P1">https://examans.com/linux-exam-1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2-10T12:00:53.607153047</dc:date>
    <meta:editing-duration>PT55M23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3" meta:paragraph-count="62" meta:word-count="270" meta:character-count="1417" meta:non-whitespace-character-count="1249"/>
  </office:meta>
</office:document-meta>
</file>